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4-0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5-02-1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17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1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10-1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2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45768" calcext:value-type="float">
            <text:p>1881.0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36624" calcext:value-type="float">
            <text:p>1881.0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2344" calcext:value-type="float">
            <text:p>1881.0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32" calcext:value-type="float">
            <text:p>1881.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4536" calcext:value-type="float">
            <text:p>1881.0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2824" calcext:value-type="float">
            <text:p>1881.1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9776" calcext:value-type="float">
            <text:p>1881.1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1488" calcext:value-type="float">
            <text:p>1881.0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5016" calcext:value-type="float">
            <text:p>1881.1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7208" calcext:value-type="float">
            <text:p>1881.1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8064" calcext:value-type="float">
            <text:p>1881.1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1112" calcext:value-type="float">
            <text:p>1881.1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7208" calcext:value-type="float">
            <text:p>1881.1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892" calcext:value-type="float">
            <text:p>1881.1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09192" calcext:value-type="float">
            <text:p>1881.0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6352" calcext:value-type="float">
            <text:p>1881.1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94" calcext:value-type="float">
            <text:p>1881.1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8064" calcext:value-type="float">
            <text:p>1881.1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0632" calcext:value-type="float">
            <text:p>1881.1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5392" calcext:value-type="float">
            <text:p>1881.0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7104" calcext:value-type="float">
            <text:p>1881.0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4536" calcext:value-type="float">
            <text:p>1881.0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1008" calcext:value-type="float">
            <text:p>1881.0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368" calcext:value-type="float">
            <text:p>1881.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7208" calcext:value-type="float">
            <text:p>1881.1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2824" calcext:value-type="float">
            <text:p>1881.1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1488" calcext:value-type="float">
            <text:p>1881.0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368" calcext:value-type="float">
            <text:p>1881.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1488" calcext:value-type="float">
            <text:p>1881.0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6248" calcext:value-type="float">
            <text:p>1881.0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368" calcext:value-type="float">
            <text:p>1881.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6248" calcext:value-type="float">
            <text:p>1881.0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5872" calcext:value-type="float">
            <text:p>1881.1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6464" calcext:value-type="float">
            <text:p>1881.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892" calcext:value-type="float">
            <text:p>1881.1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7584" calcext:value-type="float">
            <text:p>1881.0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1968" calcext:value-type="float">
            <text:p>1881.1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5872" calcext:value-type="float">
            <text:p>1881.1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7584" calcext:value-type="float">
            <text:p>1881.0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6352" calcext:value-type="float">
            <text:p>1881.1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368" calcext:value-type="float">
            <text:p>1881.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5016" calcext:value-type="float">
            <text:p>1881.1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5872" calcext:value-type="float">
            <text:p>1881.1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5016" calcext:value-type="float">
            <text:p>1881.1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5872" calcext:value-type="float">
            <text:p>1881.1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5872" calcext:value-type="float">
            <text:p>1881.1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1112" calcext:value-type="float">
            <text:p>1881.1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1968" calcext:value-type="float">
            <text:p>1881.1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0256" calcext:value-type="float">
            <text:p>1881.1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1488" calcext:value-type="float">
            <text:p>1881.0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52448" calcext:value-type="float">
            <text:p>1881.1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58544" calcext:value-type="float">
            <text:p>1881.1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8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2824" calcext:value-type="float">
            <text:p>1881.1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32" calcext:value-type="float">
            <text:p>1881.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0632" calcext:value-type="float">
            <text:p>1881.1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6728" calcext:value-type="float">
            <text:p>1881.1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1968" calcext:value-type="float">
            <text:p>1881.1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0632" calcext:value-type="float">
            <text:p>1881.1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4536" calcext:value-type="float">
            <text:p>1881.0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0152" calcext:value-type="float">
            <text:p>1881.0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4056" calcext:value-type="float">
            <text:p>1881.0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7104" calcext:value-type="float">
            <text:p>1881.0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7104" calcext:value-type="float">
            <text:p>1881.0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7104" calcext:value-type="float">
            <text:p>1881.0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6248" calcext:value-type="float">
            <text:p>1881.0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6248" calcext:value-type="float">
            <text:p>1881.0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30528" calcext:value-type="float">
            <text:p>1881.0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97" calcext:value-type="float">
            <text:p>1880.9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884224" calcext:value-type="float">
            <text:p>1880.8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33576" calcext:value-type="float">
            <text:p>1881.0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32" calcext:value-type="float">
            <text:p>1881.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54912" calcext:value-type="float">
            <text:p>1881.0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1488" calcext:value-type="float">
            <text:p>1881.0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4536" calcext:value-type="float">
            <text:p>1881.0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5392" calcext:value-type="float">
            <text:p>1881.0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1008" calcext:value-type="float">
            <text:p>1881.0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2824" calcext:value-type="float">
            <text:p>1881.1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6728" calcext:value-type="float">
            <text:p>1881.1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7104" calcext:value-type="float">
            <text:p>1881.0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5872" calcext:value-type="float">
            <text:p>1881.1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0632" calcext:value-type="float">
            <text:p>1881.1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5016" calcext:value-type="float">
            <text:p>1881.1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1112" calcext:value-type="float">
            <text:p>1881.1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892" calcext:value-type="float">
            <text:p>1881.1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892" calcext:value-type="float">
            <text:p>1881.1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7208" calcext:value-type="float">
            <text:p>1881.1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7208" calcext:value-type="float">
            <text:p>1881.1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4536" calcext:value-type="float">
            <text:p>1881.0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1968" calcext:value-type="float">
            <text:p>1881.1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2824" calcext:value-type="float">
            <text:p>1881.1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6728" calcext:value-type="float">
            <text:p>1881.1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7208" calcext:value-type="float">
            <text:p>1881.1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3304" calcext:value-type="float">
            <text:p>1881.1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1968" calcext:value-type="float">
            <text:p>1881.1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892" calcext:value-type="float">
            <text:p>1881.1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5872" calcext:value-type="float">
            <text:p>1881.1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4536" calcext:value-type="float">
            <text:p>1881.0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1488" calcext:value-type="float">
            <text:p>1881.0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00048" calcext:value-type="float">
            <text:p>1881.0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9.765608" calcext:value-type="float">
            <text:p>1879.7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8.4824" calcext:value-type="float">
            <text:p>1878.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451408" calcext:value-type="float">
            <text:p>1880.4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6248" calcext:value-type="float">
            <text:p>1881.0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0152" calcext:value-type="float">
            <text:p>1881.0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84808" calcext:value-type="float">
            <text:p>1880.9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11656" calcext:value-type="float">
            <text:p>1880.9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8.89388" calcext:value-type="float">
            <text:p>1878.8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8.387424" calcext:value-type="float">
            <text:p>1868.3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8.963496" calcext:value-type="float">
            <text:p>1868.9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57376" calcext:value-type="float">
            <text:p>1880.9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832408" calcext:value-type="float">
            <text:p>1880.8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87856" calcext:value-type="float">
            <text:p>1880.9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48816" calcext:value-type="float">
            <text:p>1881.0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6728" calcext:value-type="float">
            <text:p>1881.1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57376" calcext:value-type="float">
            <text:p>1880.9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42136" calcext:value-type="float">
            <text:p>1880.9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1.587824" calcext:value-type="float">
            <text:p>1871.5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8.536776" calcext:value-type="float">
            <text:p>1868.5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5.39124" calcext:value-type="float">
            <text:p>1865.3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2.867496" calcext:value-type="float">
            <text:p>1862.8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7.302336" calcext:value-type="float">
            <text:p>1867.3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1112" calcext:value-type="float">
            <text:p>1881.1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89032" calcext:value-type="float">
            <text:p>1880.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4.562672" calcext:value-type="float">
            <text:p>1874.5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6.543872" calcext:value-type="float">
            <text:p>1876.5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8.2538" calcext:value-type="float">
            <text:p>1878.2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4.601808" calcext:value-type="float">
            <text:p>1864.6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4.330536" calcext:value-type="float">
            <text:p>1864.3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2.910656" calcext:value-type="float">
            <text:p>1872.9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5.364296" calcext:value-type="float">
            <text:p>1875.3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2.078552" calcext:value-type="float">
            <text:p>1872.0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5.735664" calcext:value-type="float">
            <text:p>1865.7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8.366088" calcext:value-type="float">
            <text:p>1868.3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4.648016" calcext:value-type="float">
            <text:p>1874.6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9.103704" calcext:value-type="float">
            <text:p>1869.1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7.854024" calcext:value-type="float">
            <text:p>1867.8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8.923872" calcext:value-type="float">
            <text:p>1868.9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1.831664" calcext:value-type="float">
            <text:p>1871.8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2.438216" calcext:value-type="float">
            <text:p>1872.4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6.647016" calcext:value-type="float">
            <text:p>1866.6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0.210128" calcext:value-type="float">
            <text:p>1870.2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8.369136" calcext:value-type="float">
            <text:p>1868.3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6.939624" calcext:value-type="float">
            <text:p>1866.9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6.56216" calcext:value-type="float">
            <text:p>1876.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734872" calcext:value-type="float">
            <text:p>1880.7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7.397312" calcext:value-type="float">
            <text:p>1877.3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06736" calcext:value-type="float">
            <text:p>1880.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713536" calcext:value-type="float">
            <text:p>1880.7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466648" calcext:value-type="float">
            <text:p>1880.4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591616" calcext:value-type="float">
            <text:p>1880.5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649528" calcext:value-type="float">
            <text:p>1880.6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780592" calcext:value-type="float">
            <text:p>1880.7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515416" calcext:value-type="float">
            <text:p>1880.5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670864" calcext:value-type="float">
            <text:p>1880.6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6922" calcext:value-type="float">
            <text:p>1880.6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63124" calcext:value-type="float">
            <text:p>1880.6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612952" calcext:value-type="float">
            <text:p>1880.6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070408" calcext:value-type="float">
            <text:p>1880.0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332536" calcext:value-type="float">
            <text:p>1880.3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573328" calcext:value-type="float">
            <text:p>1880.5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6248" calcext:value-type="float">
            <text:p>1881.0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6464" calcext:value-type="float">
            <text:p>1881.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55496" calcext:value-type="float">
            <text:p>1881.1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892" calcext:value-type="float">
            <text:p>1881.1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7208" calcext:value-type="float">
            <text:p>1881.1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94" calcext:value-type="float">
            <text:p>1881.1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1968" calcext:value-type="float">
            <text:p>1881.1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3304" calcext:value-type="float">
            <text:p>1881.1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9776" calcext:value-type="float">
            <text:p>1881.1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4056" calcext:value-type="float">
            <text:p>1881.0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1968" calcext:value-type="float">
            <text:p>1881.1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6352" calcext:value-type="float">
            <text:p>1881.1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7208" calcext:value-type="float">
            <text:p>1881.1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72616" calcext:value-type="float">
            <text:p>1880.9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52448" calcext:value-type="float">
            <text:p>1881.1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59128" calcext:value-type="float">
            <text:p>1881.2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59128" calcext:value-type="float">
            <text:p>1881.2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5608" calcext:value-type="float">
            <text:p>1881.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43888" calcext:value-type="float">
            <text:p>1881.2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07312" calcext:value-type="float">
            <text:p>1881.2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5392" calcext:value-type="float">
            <text:p>1881.0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14704" calcext:value-type="float">
            <text:p>1880.9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56" calcext:value-type="float">
            <text:p>1881.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04264" calcext:value-type="float">
            <text:p>1881.2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0256" calcext:value-type="float">
            <text:p>1881.1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23848" calcext:value-type="float">
            <text:p>1880.9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3408" calcext:value-type="float">
            <text:p>1881.2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82928" calcext:value-type="float">
            <text:p>1881.1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56" calcext:value-type="float">
            <text:p>1881.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07312" calcext:value-type="float">
            <text:p>1881.2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0632" calcext:value-type="float">
            <text:p>1881.1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01216" calcext:value-type="float">
            <text:p>1881.2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94" calcext:value-type="float">
            <text:p>1881.1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8064" calcext:value-type="float">
            <text:p>1881.1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9504" calcext:value-type="float">
            <text:p>1881.2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01216" calcext:value-type="float">
            <text:p>1881.2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8648" calcext:value-type="float">
            <text:p>1881.2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9504" calcext:value-type="float">
            <text:p>1881.2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9504" calcext:value-type="float">
            <text:p>1881.2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6464" calcext:value-type="float">
            <text:p>1881.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56" calcext:value-type="float">
            <text:p>1881.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53032" calcext:value-type="float">
            <text:p>1881.2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34744" calcext:value-type="float">
            <text:p>1881.2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58544" calcext:value-type="float">
            <text:p>1881.1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3408" calcext:value-type="float">
            <text:p>1881.2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92072" calcext:value-type="float">
            <text:p>1881.1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56" calcext:value-type="float">
            <text:p>1881.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55496" calcext:value-type="float">
            <text:p>1881.1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21384" calcext:value-type="float">
            <text:p>1881.0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9296" calcext:value-type="float">
            <text:p>1881.0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6248" calcext:value-type="float">
            <text:p>1881.0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497128" calcext:value-type="float">
            <text:p>1880.4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9296" calcext:value-type="float">
            <text:p>1881.0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1008" calcext:value-type="float">
            <text:p>1881.0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3408" calcext:value-type="float">
            <text:p>1881.2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85976" calcext:value-type="float">
            <text:p>1881.1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61592" calcext:value-type="float">
            <text:p>1881.1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1968" calcext:value-type="float">
            <text:p>1881.1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6352" calcext:value-type="float">
            <text:p>1881.1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7208" calcext:value-type="float">
            <text:p>1881.1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2344" calcext:value-type="float">
            <text:p>1881.0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08608" calcext:value-type="float">
            <text:p>1880.9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381304" calcext:value-type="float">
            <text:p>1880.3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5392" calcext:value-type="float">
            <text:p>1881.0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1008" calcext:value-type="float">
            <text:p>1881.0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54912" calcext:value-type="float">
            <text:p>1881.0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892" calcext:value-type="float">
            <text:p>1881.1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1008" calcext:value-type="float">
            <text:p>1881.0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9296" calcext:value-type="float">
            <text:p>1881.0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0152" calcext:value-type="float">
            <text:p>1881.0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719632" calcext:value-type="float">
            <text:p>1880.7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9504" calcext:value-type="float">
            <text:p>1881.2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56" calcext:value-type="float">
            <text:p>1881.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76832" calcext:value-type="float">
            <text:p>1881.1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30528" calcext:value-type="float">
            <text:p>1881.0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6728" calcext:value-type="float">
            <text:p>1881.1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09192" calcext:value-type="float">
            <text:p>1881.0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51864" calcext:value-type="float">
            <text:p>1881.0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45768" calcext:value-type="float">
            <text:p>1881.0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79888" calcext:value-type="float">
            <text:p>1880.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48232" calcext:value-type="float">
            <text:p>1880.9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4536" calcext:value-type="float">
            <text:p>1881.0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2824" calcext:value-type="float">
            <text:p>1881.1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9296" calcext:value-type="float">
            <text:p>1881.0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54912" calcext:value-type="float">
            <text:p>1881.0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2748" calcext:value-type="float">
            <text:p>1881.0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4272" calcext:value-type="float">
            <text:p>1881.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23848" calcext:value-type="float">
            <text:p>1880.9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7988" calcext:value-type="float">
            <text:p>1881.1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8648" calcext:value-type="float">
            <text:p>1881.2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56" calcext:value-type="float">
            <text:p>1881.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37792" calcext:value-type="float">
            <text:p>1881.2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04264" calcext:value-type="float">
            <text:p>1881.2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3304" calcext:value-type="float">
            <text:p>1881.1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89024" calcext:value-type="float">
            <text:p>1881.1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8064" calcext:value-type="float">
            <text:p>1881.1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87856" calcext:value-type="float">
            <text:p>1880.9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6464" calcext:value-type="float">
            <text:p>1881.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80464" calcext:value-type="float">
            <text:p>1881.2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80464" calcext:value-type="float">
            <text:p>1881.2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65224" calcext:value-type="float">
            <text:p>1881.2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62176" calcext:value-type="float">
            <text:p>1881.2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80464" calcext:value-type="float">
            <text:p>1881.2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68272" calcext:value-type="float">
            <text:p>1881.2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77416" calcext:value-type="float">
            <text:p>1881.2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74368" calcext:value-type="float">
            <text:p>1881.2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3408" calcext:value-type="float">
            <text:p>1881.2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5872" calcext:value-type="float">
            <text:p>1881.1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18336" calcext:value-type="float">
            <text:p>1881.0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5872" calcext:value-type="float">
            <text:p>1881.1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4536" calcext:value-type="float">
            <text:p>1881.0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85976" calcext:value-type="float">
            <text:p>1881.1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31696" calcext:value-type="float">
            <text:p>1881.2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49984" calcext:value-type="float">
            <text:p>1881.2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95704" calcext:value-type="float">
            <text:p>1881.2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9232" calcext:value-type="float">
            <text:p>1881.3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3136" calcext:value-type="float">
            <text:p>1881.3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0944" calcext:value-type="float">
            <text:p>1881.3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46936" calcext:value-type="float">
            <text:p>1881.2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45768" calcext:value-type="float">
            <text:p>1881.0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70736" calcext:value-type="float">
            <text:p>1881.1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0632" calcext:value-type="float">
            <text:p>1881.1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72616" calcext:value-type="float">
            <text:p>1880.9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9512" calcext:value-type="float">
            <text:p>1881.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44472" calcext:value-type="float">
            <text:p>1881.3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0568" calcext:value-type="float">
            <text:p>1881.3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65808" calcext:value-type="float">
            <text:p>1881.3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9712" calcext:value-type="float">
            <text:p>1881.3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9712" calcext:value-type="float">
            <text:p>1881.3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9712" calcext:value-type="float">
            <text:p>1881.3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4752" calcext:value-type="float">
            <text:p>1881.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65808" calcext:value-type="float">
            <text:p>1881.3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20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3616" calcext:value-type="float">
            <text:p>1881.3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4752" calcext:value-type="float">
            <text:p>1881.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3992" calcext:value-type="float">
            <text:p>1881.3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8648" calcext:value-type="float">
            <text:p>1881.2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4084" calcext:value-type="float">
            <text:p>1881.2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01216" calcext:value-type="float">
            <text:p>1881.2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82928" calcext:value-type="float">
            <text:p>1881.1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8064" calcext:value-type="float">
            <text:p>1881.1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21384" calcext:value-type="float">
            <text:p>1881.0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451408" calcext:value-type="float">
            <text:p>1880.4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8.662232" calcext:value-type="float">
            <text:p>1878.6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9.354128" calcext:value-type="float">
            <text:p>1879.3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8.403152" calcext:value-type="float">
            <text:p>1878.4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9.695504" calcext:value-type="float">
            <text:p>1879.6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405688" calcext:value-type="float">
            <text:p>1880.4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8.089208" calcext:value-type="float">
            <text:p>1878.0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9.27488" calcext:value-type="float">
            <text:p>1879.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801928" calcext:value-type="float">
            <text:p>1880.8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40256" calcext:value-type="float">
            <text:p>1881.1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80464" calcext:value-type="float">
            <text:p>1881.2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37792" calcext:value-type="float">
            <text:p>1881.2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0632" calcext:value-type="float">
            <text:p>1881.1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9.601016" calcext:value-type="float">
            <text:p>1879.6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686104" calcext:value-type="float">
            <text:p>1880.6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731824" calcext:value-type="float">
            <text:p>1880.7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804976" calcext:value-type="float">
            <text:p>1880.8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97584" calcext:value-type="float">
            <text:p>1881.0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52448" calcext:value-type="float">
            <text:p>1881.1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18" calcext:value-type="float">
            <text:p>1881.3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18" calcext:value-type="float">
            <text:p>1881.3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18" calcext:value-type="float">
            <text:p>1881.3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74368" calcext:value-type="float">
            <text:p>1881.2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68272" calcext:value-type="float">
            <text:p>1881.2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0944" calcext:value-type="float">
            <text:p>1881.3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98752" calcext:value-type="float">
            <text:p>1881.2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95704" calcext:value-type="float">
            <text:p>1881.2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0944" calcext:value-type="float">
            <text:p>1881.3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0944" calcext:value-type="float">
            <text:p>1881.3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18" calcext:value-type="float">
            <text:p>1881.3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6184" calcext:value-type="float">
            <text:p>1881.3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3136" calcext:value-type="float">
            <text:p>1881.3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6184" calcext:value-type="float">
            <text:p>1881.3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9232" calcext:value-type="float">
            <text:p>1881.3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3136" calcext:value-type="float">
            <text:p>1881.3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3992" calcext:value-type="float">
            <text:p>1881.3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74368" calcext:value-type="float">
            <text:p>1881.2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98752" calcext:value-type="float">
            <text:p>1881.2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98752" calcext:value-type="float">
            <text:p>1881.2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0088" calcext:value-type="float">
            <text:p>1881.3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7896" calcext:value-type="float">
            <text:p>1881.3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4848" calcext:value-type="float">
            <text:p>1881.3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5328" calcext:value-type="float">
            <text:p>1881.3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2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228" calcext:value-type="float">
            <text:p>1881.3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9712" calcext:value-type="float">
            <text:p>1881.3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0568" calcext:value-type="float">
            <text:p>1881.3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84096" calcext:value-type="float">
            <text:p>1881.3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71904" calcext:value-type="float">
            <text:p>1881.3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81048" calcext:value-type="float">
            <text:p>1881.3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96288" calcext:value-type="float">
            <text:p>1881.3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90192" calcext:value-type="float">
            <text:p>1881.3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78" calcext:value-type="float">
            <text:p>1881.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71904" calcext:value-type="float">
            <text:p>1881.3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81048" calcext:value-type="float">
            <text:p>1881.3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81048" calcext:value-type="float">
            <text:p>1881.3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90192" calcext:value-type="float">
            <text:p>1881.3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6276" calcext:value-type="float">
            <text:p>1881.3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4752" calcext:value-type="float">
            <text:p>1881.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71904" calcext:value-type="float">
            <text:p>1881.3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9712" calcext:value-type="float">
            <text:p>1881.3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9712" calcext:value-type="float">
            <text:p>1881.3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3616" calcext:value-type="float">
            <text:p>1881.3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6664" calcext:value-type="float">
            <text:p>1881.3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228" calcext:value-type="float">
            <text:p>1881.3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98752" calcext:value-type="float">
            <text:p>1881.2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98168" calcext:value-type="float">
            <text:p>1881.1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8.729288" calcext:value-type="float">
            <text:p>1878.7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5328" calcext:value-type="float">
            <text:p>1881.3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3616" calcext:value-type="float">
            <text:p>1881.3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6664" calcext:value-type="float">
            <text:p>1881.3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6276" calcext:value-type="float">
            <text:p>1881.3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68856" calcext:value-type="float">
            <text:p>1881.3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41424" calcext:value-type="float">
            <text:p>1881.3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5328" calcext:value-type="float">
            <text:p>1881.3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41424" calcext:value-type="float">
            <text:p>1881.3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44472" calcext:value-type="float">
            <text:p>1881.3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0944" calcext:value-type="float">
            <text:p>1881.3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036" calcext:value-type="float">
            <text:p>1881.2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4272" calcext:value-type="float">
            <text:p>1881.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1112" calcext:value-type="float">
            <text:p>1881.1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6184" calcext:value-type="float">
            <text:p>1881.3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4848" calcext:value-type="float">
            <text:p>1881.3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5328" calcext:value-type="float">
            <text:p>1881.3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228" calcext:value-type="float">
            <text:p>1881.3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7896" calcext:value-type="float">
            <text:p>1881.3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3992" calcext:value-type="float">
            <text:p>1881.3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8376" calcext:value-type="float">
            <text:p>1881.3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3136" calcext:value-type="float">
            <text:p>1881.3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0944" calcext:value-type="float">
            <text:p>1881.3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5328" calcext:value-type="float">
            <text:p>1881.3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0088" calcext:value-type="float">
            <text:p>1881.3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7896" calcext:value-type="float">
            <text:p>1881.3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18" calcext:value-type="float">
            <text:p>1881.3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228" calcext:value-type="float">
            <text:p>1881.3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3228" calcext:value-type="float">
            <text:p>1881.3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6184" calcext:value-type="float">
            <text:p>1881.3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3992" calcext:value-type="float">
            <text:p>1881.3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6184" calcext:value-type="float">
            <text:p>1881.3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1704" calcext:value-type="float">
            <text:p>1881.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20088" calcext:value-type="float">
            <text:p>1881.3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07896" calcext:value-type="float">
            <text:p>1881.3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74368" calcext:value-type="float">
            <text:p>1881.2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01216" calcext:value-type="float">
            <text:p>1881.2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77416" calcext:value-type="float">
            <text:p>1881.2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56" calcext:value-type="float">
            <text:p>1881.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7132" calcext:value-type="float">
            <text:p>1881.2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92656" calcext:value-type="float">
            <text:p>1881.2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95704" calcext:value-type="float">
            <text:p>1881.2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89608" calcext:value-type="float">
            <text:p>1881.2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49984" calcext:value-type="float">
            <text:p>1881.2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6922" calcext:value-type="float">
            <text:p>1880.6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48232" calcext:value-type="float">
            <text:p>1880.9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17752" calcext:value-type="float">
            <text:p>1880.9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884224" calcext:value-type="float">
            <text:p>1880.8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45768" calcext:value-type="float">
            <text:p>1881.0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1008" calcext:value-type="float">
            <text:p>1881.0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67104" calcext:value-type="float">
            <text:p>1881.0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24432" calcext:value-type="float">
            <text:p>1881.0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96652" calcext:value-type="float">
            <text:p>1880.9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0.838504" calcext:value-type="float">
            <text:p>1880.8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39672" calcext:value-type="float">
            <text:p>1881.0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32" calcext:value-type="float">
            <text:p>1881.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8844" calcext:value-type="float">
            <text:p>1881.0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9296" calcext:value-type="float">
            <text:p>1881.0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9776" calcext:value-type="float">
            <text:p>1881.1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2824" calcext:value-type="float">
            <text:p>1881.1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21968" calcext:value-type="float">
            <text:p>1881.1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1112" calcext:value-type="float">
            <text:p>1881.1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2824" calcext:value-type="float">
            <text:p>1881.1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70152" calcext:value-type="float">
            <text:p>1881.0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1892" calcext:value-type="float">
            <text:p>1881.1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00632" calcext:value-type="float">
            <text:p>1881.1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416" calcext:value-type="float">
            <text:p>1881.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31112" calcext:value-type="float">
            <text:p>1881.1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61592" calcext:value-type="float">
            <text:p>1881.1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55496" calcext:value-type="float">
            <text:p>1881.1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89024" calcext:value-type="float">
            <text:p>1881.1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9512" calcext:value-type="float">
            <text:p>1881.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01216" calcext:value-type="float">
            <text:p>1881.2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85976" calcext:value-type="float">
            <text:p>1881.1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3408" calcext:value-type="float">
            <text:p>1881.2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036" calcext:value-type="float">
            <text:p>1881.2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22552" calcext:value-type="float">
            <text:p>1881.2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43888" calcext:value-type="float">
            <text:p>1881.2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3408" calcext:value-type="float">
            <text:p>1881.2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59128" calcext:value-type="float">
            <text:p>1881.2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83512" calcext:value-type="float">
            <text:p>1881.2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74368" calcext:value-type="float">
            <text:p>1881.2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19504" calcext:value-type="float">
            <text:p>1881.2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92656" calcext:value-type="float">
            <text:p>1881.2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262176" calcext:value-type="float">
            <text:p>1881.2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033576" calcext:value-type="float">
            <text:p>1881.0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74952" calcext:value-type="float">
            <text:p>1881.3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3616" calcext:value-type="float">
            <text:p>1881.3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74952" calcext:value-type="float">
            <text:p>1881.3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4752" calcext:value-type="float">
            <text:p>1881.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9324" calcext:value-type="float">
            <text:p>1881.3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414576" calcext:value-type="float">
            <text:p>1881.4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417624" calcext:value-type="float">
            <text:p>1881.4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442008" calcext:value-type="float">
            <text:p>1881.4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42372" calcext:value-type="float">
            <text:p>1881.4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71904" calcext:value-type="float">
            <text:p>1881.3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6664" calcext:value-type="float">
            <text:p>1881.3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466392" calcext:value-type="float">
            <text:p>1881.4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481632" calcext:value-type="float">
            <text:p>1881.4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10-2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70736" calcext:value-type="float">
            <text:p>1881.1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08-1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185976" calcext:value-type="float">
            <text:p>1881.1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06-18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429816" calcext:value-type="float">
            <text:p>1881.4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08104324401</text:p>
          </table:table-cell>
          <table:table-cell office:value-type="string" calcext:value-type="string">
            <text:p>SC01306434CDD TKD7</text:p>
          </table:table-cell>
          <table:table-cell office:value-type="string" calcext:value-type="string">
            <text:p>2021-04-0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1.350568" calcext:value-type="float">
            <text:p>1881.3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68" meta:object-count="0"/>
    <meta:user-defined meta:name="AppVersion">3.0</meta:user-defined>
  </office:meta>
</office:document-meta>
</file>